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.com</text:h>
      <text:p text:style-name="Horizontal_20_Line"/>
      <text:p text:style-name="First_20_paragraph">NYC / Garrison, NY<text:line-break/>914-482-2364<text:line-break/>email: <text:a xlink:type="simple" xlink:href="mailto://brianephraim@gmail.com" office:name=""><text:span text:style-name="Definition">brianephraim@gmail.com</text:span></text:a><text:line-break/>linkedin: <text:a xlink:type="simple" xlink:href="https://www.linkedin.com/in/brian-ephraim-29680531" office:name=""><text:span text:style-name="Definition">linkedin.com/in/brian-ephraim-29680531</text:span></text:a><text:line-break/>github: <text:a xlink:type="simple" xlink:href="http://github.com/defualt" office:name=""><text:span text:style-name="Definition">github.com/defualt</text:span></text:a></text:p>
      <text:p text:style-name="Horizontal_20_Line"/>
      <text:h text:style-name="Heading_20_2" text:outline-level="2">Stack</text:h>
      <text:p text:style-name="First_20_paragraph"><text:span text:style-name="T4">Languages:</text:span> Javascript - HTML5 - SCSS - Bash<text:line-break/><text:span text:style-name="T5">Front</text:span><text:span text:style-name="T6"> </text:span><text:span text:style-name="T7">end</text:span><text:span text:style-name="T8"> </text:span><text:span text:style-name="T9">libraries:</text:span> Angular - jQuery - Require - Bourbon<text:line-break/><text:span text:style-name="T10">Server:</text:span> Node<text:line-break/><text:span text:style-name="T11">Build</text:span><text:span text:style-name="T12"> </text:span><text:span text:style-name="T13">tool:</text:span> Grunt<text:line-break/><text:span text:style-name="T14">Deployment:</text:span> Heroku - AWS<text:line-break/><text:span text:style-name="T15">Graphics</text:span><text:span text:style-name="T16"> </text:span><text:span text:style-name="T17">Applications:</text:span> Photoshop - Illustrator - Sketch<text:line-break/><text:span text:style-name="T18">Code</text:span><text:span text:style-name="T19"> </text:span><text:span text:style-name="T20">Applications:</text:span> Sublime - iTerm - Chrome Dev Tools - SourceTree - iOs Simulator - Genymotion<text:line-break/><text:span text:style-name="T21">Version</text:span><text:span text:style-name="T22"> </text:span><text:span text:style-name="T23">Control:</text:span> Git<text:line-break/><text:span text:style-name="T24">OS:</text:span> Mac<text:line-break/><text:span text:style-name="T25">Database:</text:span> MongoDB</text:p>
      <text:p text:style-name="Horizontal_20_Line"/>
      <text:h text:style-name="Heading_20_2" text:outline-level="2">Career</text:h>
      <text:h text:style-name="Heading_20_3" text:outline-level="3">OKCupid (dating website) - Frontend Engineer, November 2013 - Present</text:h>
      <text:list text:style-name="L1">
        <text:list-item>
          <text:p text:style-name="P1">Developing Angular single page mobile web apps from the ground up</text:p>
        </text:list-item>
        <text:list-item>
          <text:p text:style-name="P1">Coding features, including:</text:p>
          <text:list text:style-name="L2">
            <text:list-item>
              <text:p text:style-name="P2">touch and swipe interaction</text:p>
            </text:list-item>
            <text:list-item>
              <text:p text:style-name="P2">infinite scroll</text:p>
            </text:list-item>
            <text:list-item>
              <text:p text:style-name="P2">pull to refresh</text:p>
            </text:list-item>
            <text:list-item>
              <text:p text:style-name="P2">pinch to zoom</text:p>
            </text:list-item>
            <text:list-item>
              <text:p text:style-name="P2">photo upload</text:p>
            </text:list-item>
            <text:list-item>
              <text:p text:style-name="P2">Instant chats and notifications with WebSockets</text:p>
            </text:list-item>
            <text:list-item>
              <text:p text:style-name="P2">Tinder-like card swiping interface</text:p>
            </text:list-item>
            <text:list-item>
              <text:p text:style-name="P2">animated screen transitions with 3D effects</text:p>
            </text:list-item>
            <text:list-item>
              <text:p text:style-name="P2">swipeable image galleries</text:p>
            </text:list-item>
            <text:list-item>
              <text:p text:style-name="P2">phone/tablet responsive</text:p>
            </text:list-item>
            <text:list-item>
              <text:p text:style-name="P2">geolocation</text:p>
            </text:list-item>
            <text:list-item>
              <text:p text:style-name="P2">sticky footers and headers</text:p>
            </text:list-item>
            <text:list-item>
              <text:p text:style-name="P2">lazy loading assets</text:p>
            </text:list-item>
            <text:list-item>
              <text:p text:style-name="P2">optimized load times via VanillaJs landing pages, on-demand asset loading, bundling, and compression</text:p>
            </text:list-item>
          </text:list>
        </text:list-item>
        <text:list-item>
          <text:p text:style-name="P1">Assembling Grunt development environment, including:</text:p>
          <text:list text:style-name="L3">
            <text:list-item>
              <text:p text:style-name="P3">localhost server</text:p>
            </text:list-item>
            <text:list-item>
              <text:p text:style-name="P3">Weinre remote device debugging</text:p>
            </text:list-item>
            <text:list-item>
              <text:p text:style-name="P3">effortless retina/non-retina spritesheet generation</text:p>
            </text:list-item>
            <text:list-item>
              <text:p text:style-name="P3">endpoint proxying</text:p>
            </text:list-item>
            <text:list-item>
              <text:p text:style-name="P3">deployment scripts for a variety of asset servers, including AWS</text:p>
            </text:list-item>
            <text:list-item>
              <text:p text:style-name="P3">cache-busting mechanisms</text:p>
            </text:list-item>
            <text:list-item>
              <text:p text:style-name="P3">asset compilation</text:p>
            </text:list-item>
            <text:list-item>
              <text:p text:style-name="P3">rollback functionality</text:p>
            </text:list-item>
            <text:list-item>
              <text:p text:style-name="P3">git integration</text:p>
            </text:list-item>
          </text:list>
        </text:list-item>
        <text:list-item>
          <text:p text:style-name="P1">Owning an entire codebase</text:p>
        </text:list-item>
        <text:list-item>
          <text:p text:style-name="P1">Sharing codebases with other front-end engineers</text:p>
        </text:list-item>
        <text:list-item>
          <text:p text:style-name="P1">Conducting A/B tests</text:p>
        </text:list-item>
        <text:list-item>
          <text:p text:style-name="P1">Tweaking designs based on test results</text:p>
        </text:list-item>
        <text:list-item>
          <text:p text:style-name="P1">Organizing project roadmaps</text:p>
        </text:list-item>
        <text:list-item>
          <text:p text:style-name="P1">Transferring architecture and features between separate projects</text:p>
        </text:list-item>
        <text:list-item>
          <text:p text:style-name="P1">Writing detailed specification documents for backend developers</text:p>
        </text:list-item>
        <text:list-item>
          <text:p text:style-name="P1">Collaborating with backend developers on API modeling</text:p>
        </text:list-item>
        <text:list-item>
          <text:p text:style-name="P1">Collaborating closely with designers on product features</text:p>
        </text:list-item>
        <text:list-item>
          <text:p text:style-name="P1">Styling CSS with pixel perfect alignment against designer files</text:p>
        </text:list-item>
      </text:list>
      <text:h text:style-name="Heading_20_3" text:outline-level="3">BernieSelfie.com (side project) - creator, July 2015 - Present</text:h>
      <text:list text:style-name="L4">
        <text:list-item>
          <text:p text:style-name="P4">creating a website that helps people combine their photos with campaign graphics and share the result on social media</text:p>
        </text:list-item>
      </text:list>
      <text:h text:style-name="Heading_20_3" text:outline-level="3">Viggle Inc. (second screen app) - Senior Web / Javascript Engineer, April 2013 - October 2013</text:h>
      <text:list text:style-name="L5">
        <text:list-item>
          <text:p text:style-name="P5">Owning the Angular codebase for two single page apps</text:p>
        </text:list-item>
        <text:list-item>
          <text:p text:style-name="P5">Delegating tasks to other frontend engineers</text:p>
        </text:list-item>
        <text:list-item>
          <text:p text:style-name="P5">Coordinating production deployment with backend</text:p>
        </text:list-item>
        <text:list-item>
          <text:p text:style-name="P5">Estimating tasks, researching technology, and planning for future initiatives</text:p>
        </text:list-item>
      </text:list>
      <text:h text:style-name="Heading_20_3" text:outline-level="3">Blaboid Inc. (startup) - Entrepreneur, November 2010 - April 2013</text:h>
      <text:list text:style-name="L6">
        <text:list-item>
          <text:p text:style-name="P6">Launching a social networking platform</text:p>
        </text:list-item>
        <text:list-item>
          <text:p text:style-name="P6">Coordinating business needs with lawyer, accountant, and consultants</text:p>
        </text:list-item>
        <text:list-item>
          <text:p text:style-name="P6">Developing the platform, consisting of a single page HTML5 Backbone mobile web app with user generated content, hosted on Amazon, with PHP/MySQL backend</text:p>
        </text:list-item>
      </text:list>
      <text:h text:style-name="Heading_20_3" text:outline-level="3">Alexander Interactive (Agency) - Frontend Web Developer, May 2011 - March 2012</text:h>
      <text:list text:style-name="L7">
        <text:list-item>
          <text:p text:style-name="P7">Serving E-commerce clients such as Lowe’s Home Improvement and Adorama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  <text:list-item>
          <text:p text:style-name="P7">Working with distributed team members via Skype and email.</text:p>
        </text:list-item>
      </text:list>
      <text:h text:style-name="Heading_20_3" text:outline-level="3">KickApps/Kit Digital (Agency) - Frontend Web Developer, October 2010 - May 2011</text:h>
      <text:list text:style-name="L8">
        <text:list-item>
          <text:p text:style-name="P8">Developing social portals for such clients as:</text:p>
          <text:list text:style-name="L9">
            <text:list-item>
              <text:p text:style-name="P9">The Doctor Oz TV Show</text:p>
            </text:list-item>
            <text:list-item>
              <text:p text:style-name="P9">MIT University</text:p>
            </text:list-item>
            <text:list-item>
              <text:p text:style-name="P9">Penguin publishers</text:p>
            </text:list-item>
            <text:list-item>
              <text:p text:style-name="P9">Book Of Cool</text:p>
            </text:list-item>
            <text:list-item>
              <text:p text:style-name="P9">Squabbler</text:p>
            </text:list-item>
            <text:list-item>
              <text:p text:style-name="P9">Sharecare</text:p>
            </text:list-item>
            <text:list-item>
              <text:p text:style-name="P9">Leap4Life</text:p>
            </text:list-item>
          </text:list>
        </text:list-item>
        <text:list-item>
          <text:p text:style-name="P8">Working with distributed team members via Skype and email.</text:p>
        </text:list-item>
      </text:list>
      <text:h text:style-name="Heading_20_3" text:outline-level="3">Rail Europe (Travel website) - Web designer, October 2006 - October 2010</text:h>
      <text:list text:style-name="L10">
        <text:list-item>
          <text:p text:style-name="P10">developing mobile and desktop e-commerce web frontend</text:p>
        </text:list-item>
      </text:list>
      <text:h text:style-name="Heading_20_3" text:outline-level="3">Epoch (band) - Guitarist, September 2003 - October 2006</text:h>
      <text:list text:style-name="L11">
        <text:list-item>
          <text:p text:style-name="P11">writing songs</text:p>
        </text:list-item>
        <text:list-item>
          <text:p text:style-name="P11">engineering audio</text:p>
        </text:list-item>
        <text:list-item>
          <text:p text:style-name="P11">producing albums</text:p>
        </text:list-item>
        <text:list-item>
          <text:p text:style-name="P11">performing shows</text:p>
        </text:list-item>
        <text:list-item>
          <text:p text:style-name="P11">building and programming electronic instruments</text:p>
        </text:list-item>
        <text:list-item>
          <text:p text:style-name="P11">creating the band’s website</text:p>
        </text:list-item>
      </text:list>
      <text:h text:style-name="Heading_20_3" text:outline-level="3">Regeneron (pharmaceuticals) - Graphic designer, July 2000 - October 2005</text:h>
      <text:list text:style-name="L12">
        <text:list-item>
          <text:p text:style-name="P12">Designing logos, banners, posters, fliers and presentation materials</text:p>
        </text:list-item>
        <text:list-item>
          <text:p text:style-name="P12">Preparing images for patent submission</text:p>
        </text:list-item>
        <text:list-item>
          <text:p text:style-name="P12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